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8.49pt"/>
    </style:style>
    <style:style style:name="co3" style:family="table-column">
      <style:table-column-properties fo:break-before="auto" style:column-width="106.95pt"/>
    </style:style>
    <style:style style:name="co4" style:family="table-column">
      <style:table-column-properties fo:break-before="auto" style:column-width="130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rticipation_20_Details">
      <style:table-properties table:display="true" style:writing-mode="lr-tb"/>
    </style:style>
    <style:style style:name="ta2" style:family="table" style:master-page-name="PageStyle_5f_RML-Core">
      <style:table-properties table:display="true" style:writing-mode="lr-tb"/>
    </style:style>
    <style:style style:name="ta3" style:family="table" style:master-page-name="PageStyle_5f_RML-IO">
      <style:table-properties table:display="true" style:writing-mode="lr-tb"/>
    </style:style>
    <style:style style:name="ta4" style:family="table" style:master-page-name="PageStyle_5f_RML-CC">
      <style:table-properties table:display="true" style:writing-mode="lr-tb"/>
    </style:style>
    <style:style style:name="ta5" style:family="table" style:master-page-name="PageStyle_5f_RML-FNML">
      <style:table-properties table:display="true" style:writing-mode="lr-tb"/>
    </style:style>
    <style:style style:name="ta6" style:family="table" style:master-page-name="PageStyle_5f_RML-LV">
      <style:table-properties table:display="true" style:writing-mode="lr-tb"/>
    </style:style>
    <style:style style:name="ta7" style:family="table" style:master-page-name="PageStyle_5f_Track_20_2_20_Performance_20_OLD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Participation Details'.G7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ore'.B3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ore'.B3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ore'.B3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ore'.B3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ore'.B3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ore'.B3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IO'.B3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IO'.B3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IO'.B3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C'.B3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C'.B3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CC'.B3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FNML'.B3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FNML'.B3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FNML'.B3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FNML'.B3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FNML'.B3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LV'.B3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LV'.B3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LV'.B3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LV'.B3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LV'.B3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RML-LV'.B3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Track 2 Performance OLD'.E3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Track 2 Performance OLD'.E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icipation Detail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rticipant:</text:p>
          </table:table-cell>
          <table:table-cell table:style-name="ce3" office:value-type="string" calcext:value-type="string">
            <text:p>NAME</text:p>
          </table:table-cell>
          <table:table-cell table:style-name="ce3"/>
          <table:table-cell table:style-name="ce5" table:number-columns-repeated="16"/>
          <table:table-cell table:number-columns-repeated="1005"/>
        </table:table-row>
        <table:table-row table:style-name="ro1">
          <table:table-cell table:style-name="ce1" office:value-type="string" calcext:value-type="string">
            <text:p>Email:</text:p>
          </table:table-cell>
          <table:table-cell table:style-name="ce6" office:value-type="string" calcext:value-type="string">
            <text:p>EMAIL</text:p>
          </table:table-cell>
          <table:table-cell table:style-name="ce3"/>
          <table:table-cell table:style-name="ce5" table:number-columns-repeated="16"/>
          <table:table-cell table:number-columns-repeated="1005"/>
        </table:table-row>
        <table:table-row table:style-name="ro1">
          <table:table-cell table:style-name="ce2" office:value-type="string" calcext:value-type="string">
            <text:p>Engine:</text:p>
          </table:table-cell>
          <table:table-cell table:style-name="ce3" office:value-type="string" calcext:value-type="string">
            <text:p>ENGINE</text:p>
          </table:table-cell>
          <table:table-cell table:style-name="ce3"/>
          <table:table-cell table:style-name="ce5" table:number-columns-repeated="16"/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5" table:number-columns-repeated="16"/>
          <table:table-cell table:number-columns-repeated="1005"/>
        </table:table-row>
        <table:table-row table:style-name="ro1">
          <table:table-cell table:style-name="ce4" table:number-columns-spanned="2" table:number-rows-spanned="1"/>
          <table:covered-table-cell/>
          <table:table-cell table:style-name="ce5" table:number-columns-repeated="17"/>
          <table:table-cell table:number-columns-repeated="1005"/>
        </table:table-row>
        <table:table-row table:style-name="ro1">
          <table:table-cell table:style-name="ce5" table:number-columns-repeated="5"/>
          <table:table-cell table:style-name="ce7" table:number-columns-repeated="3"/>
          <table:table-cell table:style-name="ce5" table:number-columns-repeated="11"/>
          <table:table-cell table:number-columns-repeated="1005"/>
        </table:table-row>
        <table:table-row table:style-name="ro1">
          <table:table-cell table:style-name="ce5" table:number-columns-repeated="5"/>
          <table:table-cell table:style-name="ce8"/>
          <table:table-cell table:style-name="ce9"/>
          <table:table-cell table:style-name="ce10"/>
          <table:table-cell table:style-name="ce5" table:number-columns-repeated="11"/>
          <table:table-cell table:number-columns-repeated="1005"/>
        </table:table-row>
        <table:table-row table:style-name="ro1">
          <table:table-cell table:style-name="ce5" table:number-columns-repeated="19"/>
          <table:table-cell table:number-columns-repeated="1005"/>
        </table:table-row>
        <table:table-row table:style-name="ro1" table:number-rows-repeated="56">
          <table:table-cell table:style-name="ce5" table:number-columns-repeated="5"/>
          <table:table-cell/>
          <table:table-cell table:style-name="ce5" table:number-columns-repeated="13"/>
          <table:table-cell table:number-columns-repeated="1005"/>
        </table:table-row>
        <table:table-row table:style-name="ro1">
          <table:table-cell table:style-name="ce5" table:number-columns-repeated="19"/>
          <table:table-cell table:number-columns-repeated="1005"/>
        </table:table-row>
        <table:table-row table:style-name="ro1" table:number-rows-repeated="499">
          <table:table-cell table:style-name="ce5" table:number-columns-repeated="19"/>
          <table:table-cell table:number-columns-repeated="1005"/>
        </table:table-row>
        <table:table-row table:style-name="ro2" table:number-rows-repeated="10480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articipation Details'.G7:'Participation Details'.G7">
            <calcext:condition calcext:apply-style-name="ConditionalStyle_1" calcext:value="=&quot;PASS&quot;" calcext:base-cell-address="'Participation Details'.G7"/>
          </calcext:conditional-format>
          <calcext:conditional-format calcext:target-range-address="'Participation Details'.G7:'Participation Details'.G7">
            <calcext:condition calcext:apply-style-name="ConditionalStyle_2" calcext:value="=&quot;FAIL&quot;" calcext:base-cell-address="'Participation Details'.G7"/>
          </calcext:conditional-format>
        </calcext:conditional-formats>
      </table:table>
      <table:table table:name="RML-Core" table:style-name="ta2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1" office:value-type="string" calcext:value-type="string">
            <text:p>Test-case ID</text:p>
          </table:table-cell>
          <table:table-cell table:style-name="ce19" office:value-type="string" calcext:value-type="string">
            <text:p>PASS/FAIL</text:p>
          </table:table-cell>
          <table:table-cell table:style-name="ce27" office:value-type="string" calcext:value-type="string">
            <text:p>Commen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2" office:value-type="string" calcext:value-type="string" table:number-columns-spanned="3" table:number-rows-spanned="1">
            <text:p>Example</text:p>
          </table:table-cell>
          <table:covered-table-cell table:style-name="ce20"/>
          <table:covered-table-cell table:style-name="ce28"/>
          <table:table-cell table:style-name="ce5"/>
          <table:table-cell table:style-name="ce35" office:value-type="string" calcext:value-type="string" table:number-columns-spanned="3" table:number-rows-spanned="8">
            <text:p>Add each test case you tested in the column of Test-case ID.</text:p>
            <text:p/>
            <text:p>Also note if the test case was a success (PASS) or not (FAIL).</text:p>
            <text:p/>
            <text:p>If not, please add a comment why it fails.</text:p>
          </table:table-cell>
          <table:covered-table-cell table:number-columns-repeated="2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3" office:value-type="string" calcext:value-type="string">
            <text:p>EXAMPLE-000</text:p>
          </table:table-cell>
          <table:table-cell table:style-name="ce21" office:value-type="string" calcext:value-type="string">
            <text:p>PASS</text:p>
          </table:table-cell>
          <table:table-cell table:style-name="ce29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3" office:value-type="string" calcext:value-type="string">
            <text:p>EXAMPLE-001</text:p>
          </table:table-cell>
          <table:table-cell table:style-name="ce21" office:value-type="string" calcext:value-type="string">
            <text:p>FAIL</text:p>
          </table:table-cell>
          <table:table-cell table:style-name="ce29" office:value-type="string" calcext:value-type="string">
            <text:p>Invalid output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2" office:value-type="string" calcext:value-type="string" table:number-columns-spanned="3" table:number-rows-spanned="1">
            <text:p>RML Core</text:p>
          </table:table-cell>
          <table:covered-table-cell table:style-name="ce20"/>
          <table:covered-table-cell table:style-name="ce28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4" office:value-type="string" calcext:value-type="string">
            <text:p>RMLTC0000-JSON</text:p>
          </table:table-cell>
          <table:table-cell table:style-name="ce22"/>
          <table:table-cell table:style-name="ce30"/>
          <table:table-cell table:style-name="ce5"/>
          <table:covered-table-cell table:number-columns-repeated="3"/>
          <table:table-cell table:style-name="ce5" table:number-columns-repeated="2"/>
          <table:table-cell table:style-name="ce7" table:number-columns-repeated="3"/>
          <table:table-cell table:style-name="ce5" table:number-columns-repeated="11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1a-JSON</text:p>
          </table:table-cell>
          <table:table-cell table:style-name="ce21"/>
          <table:table-cell table:style-name="ce31"/>
          <table:table-cell table:style-name="ce5"/>
          <table:covered-table-cell table:number-columns-repeated="3"/>
          <table:table-cell table:style-name="ce5" table:number-columns-repeated="2"/>
          <table:table-cell table:style-name="ce8"/>
          <table:table-cell table:style-name="ce36"/>
          <table:table-cell table:style-name="ce10"/>
          <table:table-cell table:style-name="ce5" table:number-columns-repeated="11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1b-JSON</text:p>
          </table:table-cell>
          <table:table-cell table:style-name="ce23"/>
          <table:table-cell table:style-name="ce32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2a-JSON</text:p>
          </table:table-cell>
          <table:table-cell table:style-name="ce23"/>
          <table:table-cell table:style-name="ce32"/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2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2e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2g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3c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4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4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5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6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7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7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7c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7d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7e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7f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7g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7h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8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8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8c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9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09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0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0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0c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1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2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2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2c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2d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2e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3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5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5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9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19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0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1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2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2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2c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2d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2e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3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3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3c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3d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3e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3f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4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5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5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5c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6a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5" office:value-type="string" calcext:value-type="string">
            <text:p>RMLTC0026b-JSON</text:p>
          </table:table-cell>
          <table:table-cell table:style-name="ce21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6" office:value-type="string" calcext:value-type="string">
            <text:p>RMLTC0026c-JSON</text:p>
          </table:table-cell>
          <table:table-cell table:style-name="ce24"/>
          <table:table-cell table:style-name="ce33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26d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27a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27b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27c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28a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28b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28c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29a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30a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30b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30c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30d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30e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30f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31a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7" office:value-type="string" calcext:value-type="string">
            <text:p>RMLTC0031b-JSON</text:p>
          </table:table-cell>
          <table:table-cell table:style-name="ce2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8" office:value-type="string" calcext:value-type="string">
            <text:p>RMLTC0031c-JSON</text:p>
          </table:table-cell>
          <table:table-cell table:style-name="ce25"/>
          <table:table-cell table:style-name="ce34"/>
          <table:table-cell table:style-name="ce5" table:number-columns-repeated="20"/>
          <table:table-cell table:number-columns-repeated="1001"/>
        </table:table-row>
        <table:table-row table:style-name="ro1" table:number-rows-repeated="483">
          <table:table-cell table:style-name="ce8"/>
          <table:table-cell table:style-name="ce26"/>
          <table:table-cell table:style-name="ce10"/>
          <table:table-cell table:style-name="ce5" table:number-columns-repeated="20"/>
          <table:table-cell table:number-columns-repeated="1001"/>
        </table:table-row>
        <table:table-row table:style-name="ro2" table:number-rows-repeated="10480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ML-Core'.B3:'RML-Core'.B4 'RML-Core'.B6:'RML-Core'.B7 'RML-Core'.K7:'RML-Core'.K7 'RML-Core'.B10:'RML-Core'.B564">
            <calcext:condition calcext:apply-style-name="ConditionalStyle_1" calcext:value="=&quot;PASS&quot;" calcext:base-cell-address="'RML-Core'.B3"/>
          </calcext:conditional-format>
          <calcext:conditional-format calcext:target-range-address="'RML-Core'.B3:'RML-Core'.B4 'RML-Core'.B6:'RML-Core'.B7 'RML-Core'.K7:'RML-Core'.K7 'RML-Core'.B10:'RML-Core'.B564">
            <calcext:condition calcext:apply-style-name="ConditionalStyle_2" calcext:value="=&quot;FAIL&quot;" calcext:base-cell-address="'RML-Core'.B3"/>
          </calcext:conditional-format>
        </calcext:conditional-formats>
      </table:table>
      <table:table table:name="RML-IO" table:style-name="ta3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1" office:value-type="string" calcext:value-type="string">
            <text:p>Test-case ID</text:p>
          </table:table-cell>
          <table:table-cell table:style-name="ce19" office:value-type="string" calcext:value-type="string">
            <text:p>PASS/FAIL</text:p>
          </table:table-cell>
          <table:table-cell table:style-name="ce27" office:value-type="string" calcext:value-type="string">
            <text:p>Commen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2" office:value-type="string" calcext:value-type="string" table:number-columns-spanned="3" table:number-rows-spanned="1">
            <text:p>Example</text:p>
          </table:table-cell>
          <table:covered-table-cell table:style-name="ce20"/>
          <table:covered-table-cell table:style-name="ce28"/>
          <table:table-cell table:style-name="ce5"/>
          <table:table-cell table:style-name="ce35" office:value-type="string" calcext:value-type="string" table:number-columns-spanned="3" table:number-rows-spanned="8">
            <text:p>Add each test case you tested in the column of Test-case ID.</text:p>
            <text:p/>
            <text:p>Also note if the test case was a success (PASS) or not (FAIL).</text:p>
            <text:p/>
            <text:p>If not, please add a comment why it fails.</text:p>
          </table:table-cell>
          <table:covered-table-cell table:number-columns-repeated="2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3" office:value-type="string" calcext:value-type="string">
            <text:p>EXAMPLE-000</text:p>
          </table:table-cell>
          <table:table-cell table:style-name="ce37" office:value-type="string" calcext:value-type="string">
            <text:p>PASS</text:p>
          </table:table-cell>
          <table:table-cell table:style-name="ce29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3" office:value-type="string" calcext:value-type="string">
            <text:p>EXAMPLE-001</text:p>
          </table:table-cell>
          <table:table-cell table:style-name="ce37" office:value-type="string" calcext:value-type="string">
            <text:p>FAIL</text:p>
          </table:table-cell>
          <table:table-cell table:style-name="ce29" office:value-type="string" calcext:value-type="string">
            <text:p>Invalid output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2" office:value-type="string" calcext:value-type="string" table:number-columns-spanned="3" table:number-rows-spanned="1">
            <text:p>RML IO</text:p>
          </table:table-cell>
          <table:covered-table-cell table:style-name="ce20"/>
          <table:covered-table-cell table:style-name="ce28"/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1a</text:p>
          </table:table-cell>
          <table:table-cell table:style-name="ce37"/>
          <table:table-cell table:style-name="ce31"/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1b</text:p>
          </table:table-cell>
          <table:table-cell table:style-name="ce37"/>
          <table:table-cell table:style-name="ce31"/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2a</text:p>
          </table:table-cell>
          <table:table-cell table:style-name="ce37"/>
          <table:table-cell table:style-name="ce31"/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2b</text:p>
          </table:table-cell>
          <table:table-cell table:style-name="ce37"/>
          <table:table-cell table:style-name="ce31"/>
          <table:table-cell table:style-name="ce5"/>
          <table:covered-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2c</text:p>
          </table:table-cell>
          <table:table-cell table:style-name="ce37"/>
          <table:table-cell table:style-name="ce31"/>
          <table:table-cell table:style-name="ce5"/>
          <table:table-cell table:style-name="ce10"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2d</text:p>
          </table:table-cell>
          <table:table-cell table:style-name="ce37"/>
          <table:table-cell table:style-name="ce31"/>
          <table:table-cell table:style-name="ce5"/>
          <table: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2e</text:p>
          </table:table-cell>
          <table:table-cell table:style-name="ce37"/>
          <table:table-cell table:style-name="ce31"/>
          <table:table-cell table:style-name="ce5"/>
          <table: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3</text:p>
          </table:table-cell>
          <table:table-cell table:style-name="ce37"/>
          <table:table-cell table:style-name="ce31"/>
          <table:table-cell table:style-name="ce5"/>
          <table:table-cell table:number-columns-repeated="3"/>
          <table:table-cell table:style-name="ce5" table:number-columns-repeated="2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4a</text:p>
          </table:table-cell>
          <table:table-cell table:style-name="ce37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4b</text:p>
          </table:table-cell>
          <table:table-cell table:style-name="ce37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4c</text:p>
          </table:table-cell>
          <table:table-cell table:style-name="ce37"/>
          <table:table-cell table:style-name="ce31"/>
          <table:table-cell table:style-name="ce5" table:number-columns-repeated="6"/>
          <table:table-cell/>
          <table:table-cell table:style-name="ce5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6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6b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7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7b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7c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7d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8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8b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09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0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0b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1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1b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1c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1d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1e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2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2b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2c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2d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STC0012e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0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1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1b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1c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1d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1e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1f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b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c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d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e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f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g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h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i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j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k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l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m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n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o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p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q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2r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3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4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4b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4c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4d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4e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4f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4g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5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5b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6a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6b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6c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6d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6e</text:p>
          </table:table-cell>
          <table:table-cell table:style-name="ce3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TC0007a</text:p>
          </table:table-cell>
          <table:table-cell table:style-name="ce38"/>
          <table:table-cell table:style-name="ce40"/>
          <table:table-cell table:style-name="ce5" table:number-columns-repeated="20"/>
          <table:table-cell table:number-columns-repeated="1001"/>
        </table:table-row>
        <table:table-row table:style-name="ro1" table:number-rows-repeated="500">
          <table:table-cell table:style-name="ce8"/>
          <table:table-cell table:style-name="ce39"/>
          <table:table-cell table:style-name="ce10"/>
          <table:table-cell table:style-name="ce5" table:number-columns-repeated="20"/>
          <table:table-cell table:number-columns-repeated="1001"/>
        </table:table-row>
        <table:table-row table:style-name="ro2" table:number-rows-repeated="104799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ML-IO'.B3:'RML-IO'.B4 'RML-IO'.B6:'RML-IO'.B578">
            <calcext:condition calcext:apply-style-name="ConditionalStyle_1" calcext:value="=&quot;PASS&quot;" calcext:base-cell-address="'RML-IO'.B3"/>
          </calcext:conditional-format>
          <calcext:conditional-format calcext:target-range-address="'RML-IO'.B3:'RML-IO'.B4 'RML-IO'.B6:'RML-IO'.B578">
            <calcext:condition calcext:apply-style-name="ConditionalStyle_2" calcext:value="=&quot;FAIL&quot;" calcext:base-cell-address="'RML-IO'.B3"/>
          </calcext:conditional-format>
        </calcext:conditional-formats>
      </table:table>
      <table:table table:name="RML-CC" table:style-name="ta4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1" office:value-type="string" calcext:value-type="string">
            <text:p>Test-case ID</text:p>
          </table:table-cell>
          <table:table-cell table:style-name="ce19" office:value-type="string" calcext:value-type="string">
            <text:p>PASS/FAIL</text:p>
          </table:table-cell>
          <table:table-cell table:style-name="ce27" office:value-type="string" calcext:value-type="string">
            <text:p>Commen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2" office:value-type="string" calcext:value-type="string" table:number-columns-spanned="3" table:number-rows-spanned="1">
            <text:p>Example</text:p>
          </table:table-cell>
          <table:covered-table-cell table:style-name="ce20"/>
          <table:covered-table-cell table:style-name="ce28"/>
          <table:table-cell table:style-name="ce5"/>
          <table:table-cell table:style-name="ce35" office:value-type="string" calcext:value-type="string" table:number-columns-spanned="3" table:number-rows-spanned="8">
            <text:p>Add each test case you tested in the column of Test-case ID.</text:p>
            <text:p/>
            <text:p>Also note if the test case was a success (PASS) or not (FAIL).</text:p>
            <text:p/>
            <text:p>If not, please add a comment why it fails.</text:p>
          </table:table-cell>
          <table:covered-table-cell table:number-columns-repeated="2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3" office:value-type="string" calcext:value-type="string">
            <text:p>EXAMPLE-000</text:p>
          </table:table-cell>
          <table:table-cell table:style-name="ce41" office:value-type="string" calcext:value-type="string">
            <text:p>PASS</text:p>
          </table:table-cell>
          <table:table-cell table:style-name="ce29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3" office:value-type="string" calcext:value-type="string">
            <text:p>EXAMPLE-001</text:p>
          </table:table-cell>
          <table:table-cell table:style-name="ce41" office:value-type="string" calcext:value-type="string">
            <text:p>FAIL</text:p>
          </table:table-cell>
          <table:table-cell table:style-name="ce29" office:value-type="string" calcext:value-type="string">
            <text:p>Invalid output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2" office:value-type="string" calcext:value-type="string" table:number-columns-spanned="3" table:number-rows-spanned="1">
            <text:p>RML CC</text:p>
          </table:table-cell>
          <table:covered-table-cell table:style-name="ce20"/>
          <table:covered-table-cell table:style-name="ce28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1-Alt</text:p>
          </table:table-cell>
          <table:table-cell table:style-name="ce41"/>
          <table:table-cell table:style-name="ce3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1-Bag</text:p>
          </table:table-cell>
          <table:table-cell table:style-name="ce41"/>
          <table:table-cell table:style-name="ce3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1-List</text:p>
          </table:table-cell>
          <table:table-cell table:style-name="ce41"/>
          <table:table-cell table:style-name="ce3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1-Seq</text:p>
          </table:table-cell>
          <table:table-cell table:style-name="ce41"/>
          <table:table-cell table:style-name="ce3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2-Bag</text:p>
          </table:table-cell>
          <table:table-cell table:style-name="ce41"/>
          <table:table-cell table:style-name="ce31"/>
          <table:table-cell table:style-name="ce5"/>
          <table:table-cell table:style-name="ce10"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2-List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3-EB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3-EL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3-EL-BN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3-EL-Named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3-NEB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3-NEL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3-NELb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4-SM1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4-SM2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4-SM3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4-SM4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4-SM5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5-App1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5-App2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5-Car1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5-Car2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6-IT0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6-IT1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6-IT2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6-IT3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6-IT4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6-IT5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7-NES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8-ROMa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8-ROMb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9-DUP-Bag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09-DUP-List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10-Lista</text:p>
          </table:table-cell>
          <table:table-cell table:style-name="ce41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6" office:value-type="string" calcext:value-type="string">
            <text:p>RMLTC-CC-0010-Listb</text:p>
          </table:table-cell>
          <table:table-cell table:style-name="ce42"/>
          <table:table-cell table:style-name="ce40"/>
          <table:table-cell table:style-name="ce5" table:number-columns-repeated="20"/>
          <table:table-cell table:number-columns-repeated="1001"/>
        </table:table-row>
        <table:table-row table:style-name="ro1" table:number-rows-repeated="500">
          <table:table-cell table:style-name="ce8"/>
          <table:table-cell table:style-name="ce43"/>
          <table:table-cell table:style-name="ce10"/>
          <table:table-cell table:style-name="ce5" table:number-columns-repeated="20"/>
          <table:table-cell table:number-columns-repeated="1001"/>
        </table:table-row>
        <table:table-row table:style-name="ro2" table:number-rows-repeated="10480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ML-CC'.B3:'RML-CC'.B4 'RML-CC'.B6:'RML-CC'.B540">
            <calcext:condition calcext:apply-style-name="ConditionalStyle_1" calcext:value="=&quot;PASS&quot;" calcext:base-cell-address="'RML-CC'.B3"/>
          </calcext:conditional-format>
          <calcext:conditional-format calcext:target-range-address="'RML-CC'.B3:'RML-CC'.B4 'RML-CC'.B6:'RML-CC'.B540">
            <calcext:condition calcext:apply-style-name="ConditionalStyle_2" calcext:value="=&quot;FAIL&quot;" calcext:base-cell-address="'RML-CC'.B3"/>
          </calcext:conditional-format>
        </calcext:conditional-formats>
      </table:table>
      <table:table table:name="RML-FNML" table:style-name="ta5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1" office:value-type="string" calcext:value-type="string">
            <text:p>Test-case ID</text:p>
          </table:table-cell>
          <table:table-cell table:style-name="ce19" office:value-type="string" calcext:value-type="string">
            <text:p>PASS/FAIL</text:p>
          </table:table-cell>
          <table:table-cell table:style-name="ce27" office:value-type="string" calcext:value-type="string">
            <text:p>Commen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2" office:value-type="string" calcext:value-type="string" table:number-columns-spanned="3" table:number-rows-spanned="1">
            <text:p>Example</text:p>
          </table:table-cell>
          <table:covered-table-cell table:style-name="ce20"/>
          <table:covered-table-cell table:style-name="ce28"/>
          <table:table-cell table:style-name="ce5"/>
          <table:table-cell table:style-name="ce35" office:value-type="string" calcext:value-type="string" table:number-columns-spanned="3" table:number-rows-spanned="7">
            <text:p>Add each test case you tested in the column of Test-case ID.</text:p>
            <text:p/>
            <text:p>Also note if the test case was a success (PASS) or not (FAIL).</text:p>
            <text:p/>
            <text:p>If not, please add a comment why it fails.</text:p>
          </table:table-cell>
          <table:covered-table-cell table:number-columns-repeated="2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3" office:value-type="string" calcext:value-type="string">
            <text:p>EXAMPLE-000</text:p>
          </table:table-cell>
          <table:table-cell table:style-name="ce49" office:value-type="string" calcext:value-type="string">
            <text:p>PASS</text:p>
          </table:table-cell>
          <table:table-cell table:style-name="ce29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3" office:value-type="string" calcext:value-type="string">
            <text:p>EXAMPLE-001</text:p>
          </table:table-cell>
          <table:table-cell table:style-name="ce49" office:value-type="string" calcext:value-type="string">
            <text:p>FAIL</text:p>
          </table:table-cell>
          <table:table-cell table:style-name="ce29" office:value-type="string" calcext:value-type="string">
            <text:p>Invalid output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2" office:value-type="string" calcext:value-type="string" table:number-columns-spanned="3" table:number-rows-spanned="1">
            <text:p>RML FNML</text:p>
          </table:table-cell>
          <table:covered-table-cell table:style-name="ce20"/>
          <table:covered-table-cell table:style-name="ce28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4" office:value-type="string" calcext:value-type="string">
            <text:p>RMLFNMLTC0002-CSV</text:p>
          </table:table-cell>
          <table:table-cell table:style-name="ce50"/>
          <table:table-cell table:style-name="ce30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03-CSV</text:p>
          </table:table-cell>
          <table:table-cell table:style-name="ce49"/>
          <table:table-cell table:style-name="ce3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04-CSV</text:p>
          </table:table-cell>
          <table:table-cell table:style-name="ce49"/>
          <table:table-cell table:style-name="ce3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05-CSV</text:p>
          </table:table-cell>
          <table:table-cell table:style-name="ce49"/>
          <table:table-cell table:style-name="ce31"/>
          <table:table-cell table:style-name="ce5"/>
          <table:table-cell table:style-name="ce10"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07-CSV</text:p>
          </table:table-cell>
          <table:table-cell table:style-name="ce49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08-CSV</text:p>
          </table:table-cell>
          <table:table-cell table:style-name="ce49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11-CSV</text:p>
          </table:table-cell>
          <table:table-cell table:style-name="ce49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21-CSV</text:p>
          </table:table-cell>
          <table:table-cell table:style-name="ce49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31-CSV</text:p>
          </table:table-cell>
          <table:table-cell table:style-name="ce49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32-CSV</text:p>
          </table:table-cell>
          <table:table-cell table:style-name="ce49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41-CSV</text:p>
          </table:table-cell>
          <table:table-cell table:style-name="ce49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51-CSV</text:p>
          </table:table-cell>
          <table:table-cell table:style-name="ce49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61-CSV</text:p>
          </table:table-cell>
          <table:table-cell table:style-name="ce49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71-CSV</text:p>
          </table:table-cell>
          <table:table-cell table:style-name="ce49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5" office:value-type="string" calcext:value-type="string">
            <text:p>RMLFNMLTC0081-CSV</text:p>
          </table:table-cell>
          <table:table-cell table:style-name="ce49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6" office:value-type="string" calcext:value-type="string">
            <text:p>RMLFNMLTC0101-CSV</text:p>
          </table:table-cell>
          <table:table-cell table:style-name="ce5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FNMLTC0102-CSV</text:p>
          </table:table-cell>
          <table:table-cell table:style-name="ce5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FNMLTC0103-CSV</text:p>
          </table:table-cell>
          <table:table-cell table:style-name="ce51"/>
          <table:table-cell table:style-name="ce33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8" office:value-type="string" calcext:value-type="string">
            <text:p>RMLFNMLTC0104-CSV</text:p>
          </table:table-cell>
          <table:table-cell table:style-name="ce52"/>
          <table:table-cell table:style-name="ce34"/>
          <table:table-cell table:style-name="ce5" table:number-columns-repeated="20"/>
          <table:table-cell table:number-columns-repeated="1001"/>
        </table:table-row>
        <table:table-row table:style-name="ro1" table:number-rows-repeated="497">
          <table:table-cell table:style-name="ce8"/>
          <table:table-cell table:style-name="ce53"/>
          <table:table-cell table:style-name="ce10"/>
          <table:table-cell table:style-name="ce5" table:number-columns-repeated="20"/>
          <table:table-cell table:number-columns-repeated="1001"/>
        </table:table-row>
        <table:table-row table:style-name="ro2" table:number-rows-repeated="10480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ML-FNML'.B3:'RML-FNML'.B4 'RML-FNML'.B6:'RML-FNML'.B521">
            <calcext:condition calcext:apply-style-name="ConditionalStyle_1" calcext:value="=&quot;PASS&quot;" calcext:base-cell-address="'RML-FNML'.B3"/>
          </calcext:conditional-format>
          <calcext:conditional-format calcext:target-range-address="'RML-FNML'.B3:'RML-FNML'.B4 'RML-FNML'.B6:'RML-FNML'.B521">
            <calcext:condition calcext:apply-style-name="ConditionalStyle_2" calcext:value="=&quot;FAIL&quot;" calcext:base-cell-address="'RML-FNML'.B3"/>
          </calcext:conditional-format>
        </calcext:conditional-formats>
      </table:table>
      <table:table table:name="RML-LV" table:style-name="ta6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1" office:value-type="string" calcext:value-type="string">
            <text:p>Test-case ID</text:p>
          </table:table-cell>
          <table:table-cell table:style-name="ce19" office:value-type="string" calcext:value-type="string">
            <text:p>PASS/FAIL</text:p>
          </table:table-cell>
          <table:table-cell table:style-name="ce27" office:value-type="string" calcext:value-type="string">
            <text:p>Comment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12" office:value-type="string" calcext:value-type="string" table:number-columns-spanned="3" table:number-rows-spanned="1">
            <text:p>Example</text:p>
          </table:table-cell>
          <table:covered-table-cell table:style-name="ce20"/>
          <table:covered-table-cell table:style-name="ce28"/>
          <table:table-cell table:style-name="ce5"/>
          <table:table-cell table:style-name="ce35" office:value-type="string" calcext:value-type="string" table:number-columns-spanned="3" table:number-rows-spanned="8">
            <text:p>Add each test case you tested in the column of Test-case ID.</text:p>
            <text:p/>
            <text:p>Also note if the test case was a success (PASS) or not (FAIL).</text:p>
            <text:p/>
            <text:p>If not, please add a comment why it fails.</text:p>
          </table:table-cell>
          <table:covered-table-cell table:number-columns-repeated="2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3" office:value-type="string" calcext:value-type="string">
            <text:p>EXAMPLE-000</text:p>
          </table:table-cell>
          <table:table-cell table:style-name="ce55" office:value-type="string" calcext:value-type="string">
            <text:p>PASS</text:p>
          </table:table-cell>
          <table:table-cell table:style-name="ce29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3" office:value-type="string" calcext:value-type="string">
            <text:p>EXAMPLE-001</text:p>
          </table:table-cell>
          <table:table-cell table:style-name="ce55" office:value-type="string" calcext:value-type="string">
            <text:p>FAIL</text:p>
          </table:table-cell>
          <table:table-cell table:style-name="ce29" office:value-type="string" calcext:value-type="string">
            <text:p>Invalid output</text:p>
          </table:table-cell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12" office:value-type="string" calcext:value-type="string" table:number-columns-spanned="3" table:number-rows-spanned="1">
            <text:p>RML-LV</text:p>
          </table:table-cell>
          <table:covered-table-cell table:style-name="ce20"/>
          <table:covered-table-cell table:style-name="ce28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54" office:value-type="string" calcext:value-type="string">
            <text:p>RMLLVTC0000a</text:p>
          </table:table-cell>
          <table:table-cell table:style-name="ce56"/>
          <table:table-cell table:style-name="ce3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0b</text:p>
          </table:table-cell>
          <table:table-cell table:style-name="ce55"/>
          <table:table-cell table:style-name="ce3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0c</text:p>
          </table:table-cell>
          <table:table-cell table:style-name="ce55"/>
          <table:table-cell table:style-name="ce3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1a</text:p>
          </table:table-cell>
          <table:table-cell table:style-name="ce55"/>
          <table:table-cell table:style-name="ce31"/>
          <table:table-cell table:style-name="ce5"/>
          <table:covered-table-cell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1b</text:p>
          </table:table-cell>
          <table:table-cell table:style-name="ce55"/>
          <table:table-cell table:style-name="ce31"/>
          <table:table-cell table:style-name="ce5"/>
          <table:table-cell table:style-name="ce10" table:number-columns-repeated="3"/>
          <table:table-cell table:style-name="ce5" table:number-columns-repeated="16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1c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1d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2a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2b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2c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3a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3b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3c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4a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4b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4c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4d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5a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5b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5c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6a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6b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6c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6d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6e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6f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7a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7b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7c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8a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8b</text:p>
          </table:table-cell>
          <table:table-cell table:style-name="ce57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8c</text:p>
          </table:table-cell>
          <table:table-cell table:style-name="ce58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8d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9a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9b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09c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10a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10b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10c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7" office:value-type="string" calcext:value-type="string">
            <text:p>RMLLVTC0010d</text:p>
          </table:table-cell>
          <table:table-cell table:style-name="ce55"/>
          <table:table-cell table:style-name="ce31"/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48" office:value-type="string" calcext:value-type="string">
            <text:p>RMLLVTC0010e</text:p>
          </table:table-cell>
          <table:table-cell table:style-name="ce59"/>
          <table:table-cell table:style-name="ce40"/>
          <table:table-cell table:style-name="ce5" table:number-columns-repeated="20"/>
          <table:table-cell table:number-columns-repeated="1001"/>
        </table:table-row>
        <table:table-row table:style-name="ro1" table:number-rows-repeated="491">
          <table:table-cell table:style-name="ce8"/>
          <table:table-cell table:style-name="ce60"/>
          <table:table-cell table:style-name="ce10"/>
          <table:table-cell table:style-name="ce5" table:number-columns-repeated="20"/>
          <table:table-cell table:number-columns-repeated="1001"/>
        </table:table-row>
        <table:table-row table:style-name="ro2" table:number-rows-repeated="10480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ML-LV'.B3:'RML-LV'.B4 'RML-LV'.B6:'RML-LV'.B537">
            <calcext:condition calcext:apply-style-name="ConditionalStyle_1" calcext:value="=&quot;PASS&quot;" calcext:base-cell-address="'RML-LV'.B3"/>
          </calcext:conditional-format>
          <calcext:conditional-format calcext:target-range-address="'RML-LV'.B3:'RML-LV'.B4 'RML-LV'.B6:'RML-LV'.B537">
            <calcext:condition calcext:apply-style-name="ConditionalStyle_2" calcext:value="=&quot;FAIL&quot;" calcext:base-cell-address="'RML-LV'.B3"/>
          </calcext:conditional-format>
        </calcext:conditional-formats>
      </table:table>
      <table:table table:name="Track 2 Performance OLD" table:style-name="ta7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articipant:</text:p>
          </table:table-cell>
          <table:table-cell table:style-name="ce3" office:value-type="string" calcext:value-type="string">
            <text:p>NAME</text:p>
          </table:table-cell>
          <table:table-cell/>
          <table:table-cell table:style-name="ce11" office:value-type="string" calcext:value-type="string">
            <text:p>Dataset</text:p>
          </table:table-cell>
          <table:table-cell table:style-name="ce19" office:value-type="string" calcext:value-type="string">
            <text:p>PASS/FAIL</text:p>
          </table:table-cell>
          <table:table-cell table:style-name="ce11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ail:</text:p>
          </table:table-cell>
          <table:table-cell table:style-name="ce6" office:value-type="string" calcext:value-type="string">
            <text:p>EMAIL</text:p>
          </table:table-cell>
          <table:table-cell/>
          <table:table-cell table:style-name="ce12" office:value-type="string" calcext:value-type="string" table:number-columns-spanned="3" table:number-rows-spanned="1">
            <text:p>example</text:p>
          </table:table-cell>
          <table:covered-table-cell table:style-name="ce20"/>
          <table:covered-table-cell table:style-name="ce28"/>
          <table:table-cell table:number-columns-repeated="1018"/>
        </table:table-row>
        <table:table-row table:style-name="ro1">
          <table:table-cell table:style-name="ce2"/>
          <table:table-cell table:style-name="ce3"/>
          <table:table-cell/>
          <table:table-cell table:style-name="ce13" office:value-type="string" calcext:value-type="string">
            <text:p>EXAMPLE-000</text:p>
          </table:table-cell>
          <table:table-cell table:style-name="ce62" office:value-type="string" calcext:value-type="string">
            <text:p>FAIL</text:p>
          </table:table-cell>
          <table:table-cell table:style-name="ce13" office:value-type="string" calcext:value-type="string">
            <text:p>Out of ti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ine:</text:p>
          </table:table-cell>
          <table:table-cell table:style-name="ce3" office:value-type="string" calcext:value-type="string">
            <text:p>ENGINE</text:p>
          </table:table-cell>
          <table:table-cell/>
          <table:table-cell table:style-name="ce13" office:value-type="string" calcext:value-type="string">
            <text:p>EXAMPLE-001</text:p>
          </table:table-cell>
          <table:table-cell table:style-name="ce62" office:value-type="string" calcext:value-type="string">
            <text:p>FAIL</text:p>
          </table:table-cell>
          <table:table-cell table:style-name="ce13" office:value-type="string" calcext:value-type="string">
            <text:p>Out of memor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Also provide the results by running the 'stats' command using the provided tool if your tool PASS for the dataset.</text:p>
            <text:p>In 'Track 2: Template' tab you can find a template to provide the necessary results, please use them for every dataset</text:p>
          </table:table-cell>
          <table:covered-table-cell/>
          <table:table-cell/>
          <table:table-cell table:style-name="ce13" office:value-type="string" calcext:value-type="string">
            <text:p>EXAMPLE-002</text:p>
          </table:table-cell>
          <table:table-cell table:style-name="ce62" office:value-type="string" calcext:value-type="string">
            <text:p>PASS</text:p>
          </table:table-cell>
          <table:table-cell table:style-name="ce29" office:value-type="string" calcext:value-type="string">
            <text:p>Used CSV instead of SQL because engine did not support SQL.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records</text:p>
          </table:table-cell>
          <table:covered-table-cell table:style-name="ce20"/>
          <table:covered-table-cell table:style-name="ce28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For FAIL you must provide why in the Comment column.</text:p>
          </table:table-cell>
          <table:covered-table-cell/>
          <table:table-cell/>
          <table:table-cell table:style-name="ce13" office:value-type="string" calcext:value-type="string">
            <text:p>10K_rows_20_columns</text:p>
          </table:table-cell>
          <table:table-cell table:style-name="ce62"/>
          <table:table-cell table:style-name="ce13"/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100K_rows_20_columns</text:p>
          </table:table-cell>
          <table:table-cell table:style-name="ce62"/>
          <table:table-cell table:style-name="ce13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1M_rows_20_columns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10M_rows_20_columns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properties</text:p>
          </table:table-cell>
          <table:covered-table-cell table:style-name="ce20"/>
          <table:covered-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1M_rows_1_columns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1M_rows_10_columns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1M_rows_20_columns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1M_rows_30_columns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duplicated-values</text:p>
          </table:table-cell>
          <table:covered-table-cell table:style-name="ce20"/>
          <table:covered-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2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7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10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empty-values</text:p>
          </table:table-cell>
          <table:covered-table-cell table:style-name="ce20"/>
          <table:covered-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2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7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10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joins_1-1</text:p>
          </table:table-cell>
          <table:covered-table-cell table:style-name="ce20"/>
          <table:covered-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1_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1_2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1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1_7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1_10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joins_1-N</text:p>
          </table:table-cell>
          <table:covered-table-cell table:style-name="ce20"/>
          <table:covered-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10_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10_2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10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10_7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10_10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5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15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-20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joins_N-1</text:p>
          </table:table-cell>
          <table:covered-table-cell table:style-name="ce20"/>
          <table:covered-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0-1_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0-1_2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0-1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0-1_7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0-1_10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5-1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5-1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20-1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joins_N-M</text:p>
          </table:table-cell>
          <table:covered-table-cell table:style-name="ce20"/>
          <table:covered-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5-5_2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5-5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5-5_7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5-5_10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0-5_2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0-5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0-5_7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10-5_10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5-10_2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5-10_5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5-10_75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join_5-10_100percent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gtfs-madrid-bench</text:p>
          </table:table-cell>
          <table:covered-table-cell table:style-name="ce20"/>
          <table:covered-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heterogeneity_files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heterogeneity_mixed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heterogeneity_nested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heterogeneity_tabular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scale_1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scale_10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scale_100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scale_1000</text:p>
          </table:table-cell>
          <table:table-cell table:style-name="ce63"/>
          <table:table-cell table:style-name="ce61"/>
          <table:table-cell table:number-columns-repeated="1018"/>
        </table:table-row>
        <table:table-row table:style-name="ro1" table:number-rows-repeated="928">
          <table:table-cell table:number-columns-repeated="3"/>
          <table:table-cell table:style-name="ce61"/>
          <table:table-cell table:style-name="ce63"/>
          <table:table-cell table:style-name="ce61"/>
          <table:table-cell table:number-columns-repeated="101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rack 2 Performance OLD'.E3:'Track 2 Performance OLD'.E5 'Track 2 Performance OLD'.E7:'Track 2 Performance OLD'.E10 'Track 2 Performance OLD'.E12:'Track 2 Performance OLD'.E15 'Track 2 Performance OLD'.E17:'Track 2 Performance OLD'.E21 'Track 2 Performance OLD'.E23:'Track 2 Performance OLD'.E27 'Track 2 Performance OLD'.E29:'Track 2 Performance OLD'.E33 'Track 2 Performance OLD'.E35:'Track 2 Performance OLD'.E42 'Track 2 Performance OLD'.E44:'Track 2 Performance OLD'.E51 'Track 2 Performance OLD'.E53:'Track 2 Performance OLD'.E64 'Track 2 Performance OLD'.E66:'Track 2 Performance OLD'.E1001">
            <calcext:condition calcext:apply-style-name="ConditionalStyle_1" calcext:value="=&quot;PASS&quot;" calcext:base-cell-address="'Track 2 Performance OLD'.E3"/>
          </calcext:conditional-format>
          <calcext:conditional-format calcext:target-range-address="'Track 2 Performance OLD'.E3:'Track 2 Performance OLD'.E5 'Track 2 Performance OLD'.E7:'Track 2 Performance OLD'.E10 'Track 2 Performance OLD'.E12:'Track 2 Performance OLD'.E15 'Track 2 Performance OLD'.E17:'Track 2 Performance OLD'.E21 'Track 2 Performance OLD'.E23:'Track 2 Performance OLD'.E27 'Track 2 Performance OLD'.E29:'Track 2 Performance OLD'.E33 'Track 2 Performance OLD'.E35:'Track 2 Performance OLD'.E42 'Track 2 Performance OLD'.E44:'Track 2 Performance OLD'.E51 'Track 2 Performance OLD'.E53:'Track 2 Performance OLD'.E64 'Track 2 Performance OLD'.E66:'Track 2 Performance OLD'.E1001">
            <calcext:condition calcext:apply-style-name="ConditionalStyle_2" calcext:value="=&quot;FAIL&quot;" calcext:base-cell-address="'Track 2 Performance OLD'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ea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ticipation_20_Details" style:display-name="PageStyle_Participation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L-Core" style:display-name="PageStyle_RML-C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L-IO" style:display-name="PageStyle_RML-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L-CC" style:display-name="PageStyle_RML-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L-FNML" style:display-name="PageStyle_RML-FN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L-LV" style:display-name="PageStyle_RML-L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ck_20_2_20_Performance_20_OLD" style:display-name="PageStyle_Track 2 Performance O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394" meta:object-count="0"/>
    <meta:generator>LibreOfficeDev/6.0.5.2$Linux_X86_64 LibreOffice_project/</meta:generator>
  </office:meta>
</office:document-meta>
</file>